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68000000B09DEB69F8C0E3C71C.png" manifest:media-type="image/png"/>
  <manifest:file-entry manifest:full-path="Pictures/1000020100000426000002D13F7AC8C473B0BDD7.png" manifest:media-type="image/png"/>
  <manifest:file-entry manifest:full-path="Pictures/100002010000015F0000009D42841D13597B16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8663" officeooo:paragraph-rsid="000d8663"/>
    </style:style>
    <style:style style:name="P2" style:family="paragraph" style:parent-style-name="Standard">
      <style:text-properties officeooo:rsid="000d8663" officeooo:paragraph-rsid="000d866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5437in" draw:z-index="0"><draw:image xlink:href="Pictures/1000020100000426000002D13F7AC8C473B0BDD7.png" xlink:type="simple" xlink:show="embed" xlink:actuate="onLoad" loext:mime-type="image/png"/></draw:frame></text:p>
      <text:p text:style-name="P1">Classification with cos distance</text:p>
      <text:p text:style-name="P1"/>
      <text:p text:style-name="P1"><draw:frame draw:style-name="fr2" draw:name="Image2" text:anchor-type="paragraph" svg:width="3.6563in" svg:height="1.6354in" draw:z-index="1"><draw:image xlink:href="Pictures/100002010000015F0000009D42841D13597B1650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6.6929in" svg:height="0.8508in" draw:z-index="2"><draw:image xlink:href="Pictures/1000020100000568000000B09DEB69F8C0E3C71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1T16:48:59.838245244</meta:creation-date>
    <dc:date>2021-04-11T17:18:59.260823799</dc:date>
    <meta:editing-duration>PT18M18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1" meta:word-count="4" meta:character-count="32" meta:non-whitespace-character-count="29"/>
  </office:meta>
</office:document-meta>
</file>